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3.097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3.614cm"/>
    </style:style>
    <style:style style:name="co9" style:family="table-column">
      <style:table-column-properties fo:break-before="auto" style:column-width="2.425cm"/>
    </style:style>
    <style:style style:name="co10" style:family="table-column">
      <style:table-column-properties fo:break-before="auto" style:column-width="3.838cm"/>
    </style:style>
    <style:style style:name="co11" style:family="table-column">
      <style:table-column-properties fo:break-before="auto" style:column-width="2.693cm"/>
    </style:style>
    <style:style style:name="co12" style:family="table-column">
      <style:table-column-properties fo:break-before="auto" style:column-width="3.277cm"/>
    </style:style>
    <style:style style:name="co13" style:family="table-column">
      <style:table-column-properties fo:break-before="auto" style:column-width="2.919cm"/>
    </style:style>
    <style:style style:name="co14" style:family="table-column">
      <style:table-column-properties fo:break-before="auto" style:column-width="2.447cm"/>
    </style:style>
    <style:style style:name="co15" style:family="table-column">
      <style:table-column-properties fo:break-before="auto" style:column-width="4.805cm"/>
    </style:style>
    <style:style style:name="co16" style:family="table-column">
      <style:table-column-properties fo:break-before="auto" style:column-width="3.861cm"/>
    </style:style>
    <style:style style:name="co17" style:family="table-column">
      <style:table-column-properties fo:break-before="auto" style:column-width="5.03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5"/>
        <table:table-column table:style-name="co10" table:default-cell-style-name="ce5"/>
        <table:table-column table:style-name="co3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ce5"/>
        <table:table-column table:style-name="co4" table:default-cell-style-name="ce5"/>
        <table:table-column table:style-name="co13" table:number-columns-repeated="2" table:default-cell-style-name="ce5"/>
        <table:table-column table:style-name="co13" table:number-columns-repeated="3" table:default-cell-style-name="ce7"/>
        <table:table-column table:style-name="co8" table:default-cell-style-name="ce7"/>
        <table:table-column table:style-name="co3" table:number-columns-repeated="2" table:default-cell-style-name="Default"/>
        <table:table-column table:style-name="co14" table:default-cell-style-name="ce2"/>
        <table:table-column table:style-name="co3" table:number-columns-repeated="3" table:default-cell-style-name="Default"/>
        <table:table-column table:style-name="co15" table:number-columns-repeated="2" table:default-cell-style-name="ce5"/>
        <table:table-column table:style-name="co16" table:default-cell-style-name="ce5"/>
        <table:table-column table:style-name="co17" table:default-cell-style-name="ce5"/>
        <table:table-column table:style-name="co3" table:number-columns-repeated="986" table:default-cell-style-name="Default"/>
        <table:table-row table:style-name="ro1">
          <table:table-cell table:style-name="ce1" office:value-type="string" calcext:value-type="string">
            <text:p>Mätningar</text:p>
          </table:table-cell>
          <table:table-cell table:style-name="ce3" office:value-type="string" calcext:value-type="string">
            <text:p>obj img [mm]</text:p>
          </table:table-cell>
          <table:table-cell table:style-name="ce3" office:value-type="string" calcext:value-type="string">
            <text:p>p [mm]</text:p>
          </table:table-cell>
          <table:table-cell table:style-name="ce3" office:value-type="string" calcext:value-type="string">
            <text:p>q [mm]</text:p>
          </table:table-cell>
          <table:table-cell table:style-name="ce4" office:value-type="string" calcext:value-type="string">
            <text:p>medel p [mm]</text:p>
          </table:table-cell>
          <table:table-cell table:style-name="ce4" office:value-type="string" calcext:value-type="string">
            <text:p>medel q [mm]</text:p>
          </table:table-cell>
          <table:table-cell table:style-name="ce4" office:value-type="string" calcext:value-type="string">
            <text:p>rms p [mm]</text:p>
          </table:table-cell>
          <table:table-cell table:style-name="ce4" office:value-type="string" calcext:value-type="string">
            <text:p>rms q [mm]</text:p>
          </table:table-cell>
          <table:table-cell table:style-name="ce6" office:value-type="string" calcext:value-type="string">
            <text:p>relativt fel p</text:p>
          </table:table-cell>
          <table:table-cell table:style-name="ce6" office:value-type="string" calcext:value-type="string">
            <text:p>relativt fel q</text:p>
          </table:table-cell>
          <table:table-cell table:style-name="ce6" office:value-type="string" calcext:value-type="string">
            <text:p>relativt fel f</text:p>
          </table:table-cell>
          <table:table-cell table:style-name="ce6" office:value-type="string" calcext:value-type="string">
            <text:p>f relativt fel total</text:p>
          </table:table-cell>
          <table:table-cell table:style-name="ce4" office:value-type="string" calcext:value-type="string">
            <text:p>f beräknad</text:p>
          </table:table-cell>
          <table:table-cell table:style-name="ce4" office:value-type="string" calcext:value-type="string">
            <text:p>f beräknad medel</text:p>
          </table:table-cell>
          <table:table-cell table:style-name="ce3"/>
          <table:table-cell table:style-name="ce1" office:value-type="string" calcext:value-type="string">
            <text:p>Mätningar</text:p>
          </table:table-cell>
          <table:table-cell table:style-name="ce3" office:value-type="string" calcext:value-type="string">
            <text:p>obj img [mm]</text:p>
          </table:table-cell>
          <table:table-cell table:style-name="ce3" office:value-type="string" calcext:value-type="string">
            <text:p>M [mm]</text:p>
          </table:table-cell>
          <table:table-cell table:style-name="ce3" office:value-type="string" calcext:value-type="string">
            <text:p>q [mm]</text:p>
          </table:table-cell>
          <table:table-cell table:style-name="ce3" office:value-type="string" calcext:value-type="string">
            <text:p>M beräknad</text:p>
          </table:table-cell>
          <table:table-cell table:style-name="ce4" office:value-type="string" calcext:value-type="string">
            <text:p>medel M [mm]</text:p>
          </table:table-cell>
          <table:table-cell table:style-name="ce4" office:value-type="string" calcext:value-type="string">
            <text:p>medel q [mm]</text:p>
          </table:table-cell>
          <table:table-cell table:style-name="ce4" office:value-type="string" calcext:value-type="string">
            <text:p>rms M [mm]</text:p>
          </table:table-cell>
          <table:table-cell table:style-name="ce4" office:value-type="string" calcext:value-type="string">
            <text:p>rms q [mm]</text:p>
          </table:table-cell>
          <table:table-cell table:style-name="ce6" office:value-type="string" calcext:value-type="string">
            <text:p>relativt fel M</text:p>
          </table:table-cell>
          <table:table-cell table:style-name="ce6" office:value-type="string" calcext:value-type="string">
            <text:p>relativt fel q</text:p>
          </table:table-cell>
          <table:table-cell table:style-name="ce6" office:value-type="string" calcext:value-type="string">
            <text:p>relativt fel f</text:p>
          </table:table-cell>
          <table:table-cell table:style-name="ce6" office:value-type="string" calcext:value-type="string">
            <text:p>relativt fel f total</text:p>
          </table:table-cell>
          <table:table-cell table:style-name="ce3" table:number-columns-repeated="2"/>
          <table:table-cell table:style-name="ce1" office:value-type="string" calcext:value-type="string">
            <text:p>Mätningar </text:p>
          </table:table-cell>
          <table:table-cell table:style-name="ce3" office:value-type="string" calcext:value-type="string">
            <text:p>p [mm]</text:p>
          </table:table-cell>
          <table:table-cell table:style-name="ce3" office:value-type="string" calcext:value-type="string">
            <text:p>r [mm]</text:p>
          </table:table-cell>
          <table:table-cell table:style-name="ce3" office:value-type="string" calcext:value-type="string">
            <text:p>q [mm]</text:p>
          </table:table-cell>
          <table:table-cell table:style-name="ce4" office:value-type="string" calcext:value-type="string">
            <text:p>Bildastånd lins 1 [mm]</text:p>
          </table:table-cell>
          <table:table-cell table:style-name="ce4" office:value-type="string" calcext:value-type="string">
            <text:p>Objektavstånd 2 [mm]</text:p>
          </table:table-cell>
          <table:table-cell table:style-name="ce4" office:value-type="string" calcext:value-type="string">
            <text:p>Fokasllängd [mm]</text:p>
          </table:table-cell>
          <table:table-cell table:style-name="ce4" office:value-type="string" calcext:value-type="string">
            <text:p>Medel fokallängd [mm]</text:p>
          </table:table-cell>
          <table:table-cell table:style-name="ce3"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16" calcext:value-type="float">
            <text:p>116</text:p>
          </table:table-cell>
          <table:table-cell office:value-type="float" office:value="386" calcext:value-type="float">
            <text:p>386</text:p>
          </table:table-cell>
          <table:table-cell table:number-columns-repeated="7"/>
          <table:table-cell table:formula="of:=([.K4]^2+[.K7]^2+[.K10]^2+[.K13]^2+[.K16]^2+[.K19]^2+[.K22]^2+[.K25]^2+[.K28]^2+[.K31]^2)^(1/2)/10" office:value-type="percentage" office:value="0.00125809690370213" calcext:value-type="percentage">
            <text:p/>
          </table:table-cell>
          <table:table-cell/>
          <table:table-cell table:formula="of:=AVERAGE([.M28];[.M31];[.M25];[.M22];[.M19];[.M16];[.M13];[.M10];[.M7];[.M4])" office:value-type="float" office:value="88.8849655930109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06" calcext:value-type="float">
            <text:p>106</text:p>
          </table:table-cell>
          <table:table-cell office:value-type="float" office:value="1097" calcext:value-type="float">
            <text:p>1097</text:p>
          </table:table-cell>
          <table:table-cell table:formula="of:=[.R2]/10" office:value-type="float" office:value="10.6" calcext:value-type="float">
            <text:p/>
          </table:table-cell>
          <table:table-cell table:number-columns-repeated="7"/>
          <table:table-cell table:formula="of:=([.AA4]^2+[.AA7]^2+[.AA10]^2+[.AA13]^2+[.AA16]^2)^(1/2)/5" office:value-type="percentage" office:value="0.00287211355460159" calcext:value-type="percentage"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table:formula="of:=(1/89-1/[.AF2])^(-1)" office:value-type="float" office:value="140.771241830065" calcext:value-type="float">
            <text:p/>
          </table:table-cell>
          <table:table-cell table:formula="of:=[.AG2]-[.AI2]" office:value-type="float" office:value="-13.7712418300654" calcext:value-type="float">
            <text:p/>
          </table:table-cell>
          <table:table-cell table:formula="of:=(1/[.AJ2]+1/[.AH2])^-1" office:value-type="float" office:value="-15.6633844147376" calcext:value-type="float">
            <text:p/>
          </table:table-cell>
          <table:table-cell table:formula="of:=AVERAGE([.AK2:.AK10])" office:value-type="float" office:value="-20.3894318270441" calcext:value-type="float">
            <text:p/>
          </table:table-cell>
          <table:table-cell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float" office:value="383" calcext:value-type="float">
            <text:p>38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04" calcext:value-type="float">
            <text:p>104</text:p>
          </table:table-cell>
          <table:table-cell office:value-type="float" office:value="1095" calcext:value-type="float">
            <text:p>1095</text:p>
          </table:table-cell>
          <table:table-cell table:formula="of:=[.R3]/10" office:value-type="float" office:value="10.4" calcext:value-type="float">
            <text:p/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table:formula="of:=(1/89-1/[.AF3])^(-1)" office:value-type="float" office:value="141.111842105263" calcext:value-type="float">
            <text:p/>
          </table:table-cell>
          <table:table-cell table:formula="of:=[.AG3]-[.AI3]" office:value-type="float" office:value="-20.1118421052632" calcext:value-type="float">
            <text:p/>
          </table:table-cell>
          <table:table-cell table:formula="of:=(1/[.AJ3]+1/[.AH3])^-1" office:value-type="float" office:value="-24.3301543739279" calcext:value-type="float">
            <text:p/>
          </table:table-cell>
          <table:table-cell table:number-columns-repeated="98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15" calcext:value-type="float">
            <text:p>115</text:p>
          </table:table-cell>
          <table:table-cell office:value-type="float" office:value="385" calcext:value-type="float">
            <text:p>385</text:p>
          </table:table-cell>
          <table:table-cell table:formula="of:=AVERAGE([.C2:.C4])" office:value-type="float" office:value="116" calcext:value-type="float">
            <text:p/>
          </table:table-cell>
          <table:table-cell table:formula="of:=AVERAGE([.D2:.D4])" office:value-type="float" office:value="384.666666666667" calcext:value-type="float">
            <text:p/>
          </table:table-cell>
          <table:table-cell table:formula="of:=(([.C2]-[.E4])^2+([.C3]-[.E4])^2+([.C4]-[.E4])^2)^(1/2)/3" office:value-type="float" office:value="0.471404520791032" calcext:value-type="float">
            <text:p/>
          </table:table-cell>
          <table:table-cell table:formula="of:=(([.D2]-[.F4])^2+([.D3]-[.F4])^2+([.D4]-[.F4])^2)^(1/2)/3" office:value-type="float" office:value="0.720082299823095" calcext:value-type="float">
            <text:p/>
          </table:table-cell>
          <table:table-cell table:formula="of:=[.G4]/[.E4]" office:value-type="percentage" office:value="0.00406383207578476" calcext:value-type="percentage">
            <text:p/>
          </table:table-cell>
          <table:table-cell table:formula="of:=[.H4]/[.F4]" office:value-type="percentage" office:value="0.00187196438428881" calcext:value-type="percentage">
            <text:p/>
          </table:table-cell>
          <table:table-cell table:formula="of:=1/([.E4]+[.F4])*([.E4]*[.J4]+[.F4]*[.I4])" office:value-type="percentage" office:value="0.00355599588627704" calcext:value-type="percentage">
            <text:p/>
          </table:table-cell>
          <table:table-cell/>
          <table:table-cell table:formula="of:=[.E4]*[.F4]/([.E4]+[.F4])" office:value-type="float" office:value="89.1238348868176" calcext:value-type="float"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06" calcext:value-type="float">
            <text:p>106</text:p>
          </table:table-cell>
          <table:table-cell office:value-type="float" office:value="1102" calcext:value-type="float">
            <text:p>1102</text:p>
          </table:table-cell>
          <table:table-cell table:formula="of:=[.R4]/10" office:value-type="float" office:value="10.6" calcext:value-type="float">
            <text:p/>
          </table:table-cell>
          <table:table-cell table:formula="of:=AVERAGE([.T2:.T4])" office:value-type="float" office:value="10.5333333333333" calcext:value-type="float">
            <text:p/>
          </table:table-cell>
          <table:table-cell table:formula="of:=AVERAGE([.S2:.S4])" office:value-type="float" office:value="1098" calcext:value-type="float">
            <text:p/>
          </table:table-cell>
          <table:table-cell table:formula="of:=(([.T2]-[.U4])^2+([.T3]-[.U4])^2+([.T4]-[.U4])^2)^(1/2)/3" office:value-type="float" office:value="0.0544331053951815" calcext:value-type="float">
            <text:p/>
          </table:table-cell>
          <table:table-cell table:formula="of:=(([.S2]-[.V4])^2+([.S3]-[.V4])^2+([.S4]-[.V4])^2)^(1/2)/3" office:value-type="float" office:value="1.69967317119759" calcext:value-type="float">
            <text:p/>
          </table:table-cell>
          <table:table-cell table:formula="of:=[.W4]/[.U4]" office:value-type="percentage" office:value="0.00516769987928939" calcext:value-type="percentage">
            <text:p/>
          </table:table-cell>
          <table:table-cell table:formula="of:=[.X4]/[.V4]" office:value-type="percentage" office:value="0.00154797192276648" calcext:value-type="percentage">
            <text:p/>
          </table:table-cell>
          <table:table-cell table:formula="of:=[.Z4]+[.W4]/([.U4]+1)" office:value-type="percentage" office:value="0.00626760533853367" calcext:value-type="percentage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table:formula="of:=(1/89-1/[.AF4])^(-1)" office:value-type="float" office:value="140.771241830065" calcext:value-type="float">
            <text:p/>
          </table:table-cell>
          <table:table-cell table:formula="of:=[.AG4]-[.AI4]" office:value-type="float" office:value="-16.7712418300654" calcext:value-type="float">
            <text:p/>
          </table:table-cell>
          <table:table-cell table:formula="of:=(1/[.AJ4]+1/[.AH4])^-1" office:value-type="float" office:value="-19.6058490317481" calcext:value-type="float">
            <text:p/>
          </table:table-cell>
          <table:table-cell table:number-columns-repeated="98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113" calcext:value-type="float">
            <text:p>113</text:p>
          </table:table-cell>
          <table:table-cell office:value-type="float" office:value="416" calcext:value-type="float">
            <text:p>4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office:value-type="float" office:value="112" calcext:value-type="float">
            <text:p>112</text:p>
          </table:table-cell>
          <table:table-cell office:value-type="float" office:value="1155" calcext:value-type="float">
            <text:p>1155</text:p>
          </table:table-cell>
          <table:table-cell table:formula="of:=[.R5]/10" office:value-type="float" office:value="11.2" calcext:value-type="float">
            <text:p/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table:formula="of:=(1/89-1/[.AF5])^(-1)" office:value-type="float" office:value="168.21" calcext:value-type="float">
            <text:p/>
          </table:table-cell>
          <table:table-cell table:formula="of:=[.AG5]-[.AI5]" office:value-type="float" office:value="-18.21" calcext:value-type="float">
            <text:p/>
          </table:table-cell>
          <table:table-cell table:formula="of:=(1/[.AJ5]+1/[.AH5])^-1" office:value-type="float" office:value="-21.0015152790639" calcext:value-type="float">
            <text:p/>
          </table:table-cell>
          <table:table-cell table:number-columns-repeated="98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112" calcext:value-type="float">
            <text:p>112</text:p>
          </table:table-cell>
          <table:table-cell office:value-type="float" office:value="419" calcext:value-type="float">
            <text:p>41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office:value-type="float" office:value="114" calcext:value-type="float">
            <text:p>114</text:p>
          </table:table-cell>
          <table:table-cell office:value-type="float" office:value="1160" calcext:value-type="float">
            <text:p>1160</text:p>
          </table:table-cell>
          <table:table-cell table:formula="of:=[.R6]/10" office:value-type="float" office:value="11.4" calcext:value-type="float">
            <text:p/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table:formula="of:=(1/89-1/[.AF6])^(-1)" office:value-type="float" office:value="168.21" calcext:value-type="float">
            <text:p/>
          </table:table-cell>
          <table:table-cell table:formula="of:=[.AG6]-[.AI6]" office:value-type="float" office:value="-19.21" calcext:value-type="float">
            <text:p/>
          </table:table-cell>
          <table:table-cell table:formula="of:=(1/[.AJ6]+1/[.AH6])^-1" office:value-type="float" office:value="-22.3970118317644" calcext:value-type="float">
            <text:p/>
          </table:table-cell>
          <table:table-cell table:number-columns-repeated="98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113" calcext:value-type="float">
            <text:p>113</text:p>
          </table:table-cell>
          <table:table-cell office:value-type="float" office:value="416" calcext:value-type="float">
            <text:p>416</text:p>
          </table:table-cell>
          <table:table-cell table:formula="of:=AVERAGE([.C5:.C7])" office:value-type="float" office:value="112.666666666667" calcext:value-type="float">
            <text:p/>
          </table:table-cell>
          <table:table-cell table:formula="of:=AVERAGE([.D5:.D7])" office:value-type="float" office:value="417" calcext:value-type="float">
            <text:p/>
          </table:table-cell>
          <table:table-cell table:formula="of:=(([.C5]-[.E7])^2+([.C6]-[.E7])^2+([.C7]-[.E7])^2)^(1/2)/3" office:value-type="float" office:value="0.272165526975909" calcext:value-type="float">
            <text:p/>
          </table:table-cell>
          <table:table-cell table:formula="of:=(([.D5]-[.F7])^2+([.D6]-[.F7])^2+([.D7]-[.F7])^2)^(1/2)/3" office:value-type="float" office:value="0.816496580927726" calcext:value-type="float">
            <text:p/>
          </table:table-cell>
          <table:table-cell table:formula="of:=[.G7]/[.E7]" office:value-type="percentage" office:value="0.00241567035777434" calcext:value-type="percentage">
            <text:p/>
          </table:table-cell>
          <table:table-cell table:formula="of:=[.H7]/[.F7]" office:value-type="percentage" office:value="0.0019580253739274" calcext:value-type="percentage">
            <text:p/>
          </table:table-cell>
          <table:table-cell table:formula="of:=1/([.E7]+[.F7])*([.E7]*[.J7]+[.F7]*[.I7])" office:value-type="percentage" office:value="0.00231832359594912" calcext:value-type="percentage">
            <text:p/>
          </table:table-cell>
          <table:table-cell/>
          <table:table-cell table:formula="of:=[.E7]*[.F7]/([.E7]+[.F7])" office:value-type="float" office:value="88.7010698552549" calcext:value-type="float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office:value-type="float" office:value="113" calcext:value-type="float">
            <text:p>113</text:p>
          </table:table-cell>
          <table:table-cell office:value-type="float" office:value="1158" calcext:value-type="float">
            <text:p>1158</text:p>
          </table:table-cell>
          <table:table-cell table:formula="of:=[.R7]/10" office:value-type="float" office:value="11.3" calcext:value-type="float">
            <text:p/>
          </table:table-cell>
          <table:table-cell table:formula="of:=AVERAGE([.T5:.T7])" office:value-type="float" office:value="11.3" calcext:value-type="float">
            <text:p/>
          </table:table-cell>
          <table:table-cell table:formula="of:=AVERAGE([.S5:.S7])" office:value-type="float" office:value="1157.66666666667" calcext:value-type="float">
            <text:p/>
          </table:table-cell>
          <table:table-cell table:formula="of:=(([.T5]-[.U7])^2+([.T6]-[.U7])^2+([.T7]-[.U7])^2)^(1/2)/3" office:value-type="float" office:value="0.0471404520791034" calcext:value-type="float">
            <text:p/>
          </table:table-cell>
          <table:table-cell table:formula="of:=(([.S5]-[.V7])^2+([.S6]-[.V7])^2+([.S7]-[.V7])^2)^(1/2)/3" office:value-type="float" office:value="1.18634202800348" calcext:value-type="float">
            <text:p/>
          </table:table-cell>
          <table:table-cell table:formula="of:=[.W7]/[.U7]" office:value-type="percentage" office:value="0.00417172142292951" calcext:value-type="percentage">
            <text:p/>
          </table:table-cell>
          <table:table-cell table:formula="of:=[.X7]/[.V7]" office:value-type="percentage" office:value="0.00102476996372313" calcext:value-type="percentage">
            <text:p/>
          </table:table-cell>
          <table:table-cell table:formula="of:=[.Z7]+[.W7]/([.U7]+1)" office:value-type="percentage" office:value="0.00485732704332504" calcext:value-type="percentage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table:formula="of:=(1/89-1/[.AF7])^(-1)" office:value-type="float" office:value="167.425742574257" calcext:value-type="float">
            <text:p/>
          </table:table-cell>
          <table:table-cell table:formula="of:=[.AG7]-[.AI7]" office:value-type="float" office:value="-16.4257425742574" calcext:value-type="float">
            <text:p/>
          </table:table-cell>
          <table:table-cell table:formula="of:=(1/[.AJ7]+1/[.AH7])^-1" office:value-type="float" office:value="-18.6821230438023" calcext:value-type="float">
            <text:p/>
          </table:table-cell>
          <table:table-cell table:number-columns-repeated="98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float" office:value="111" calcext:value-type="float">
            <text:p>111</text:p>
          </table:table-cell>
          <table:table-cell office:value-type="float" office:value="452" calcext:value-type="float">
            <text:p>45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350" calcext:value-type="float">
            <text:p>1350</text:p>
          </table:table-cell>
          <table:table-cell office:value-type="float" office:value="122" calcext:value-type="float">
            <text:p>122</text:p>
          </table:table-cell>
          <table:table-cell office:value-type="float" office:value="1257" calcext:value-type="float">
            <text:p>1257</text:p>
          </table:table-cell>
          <table:table-cell table:formula="of:=[.R8]/10" office:value-type="float" office:value="12.2" calcext:value-type="float">
            <text:p/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(1/89-1/[.AF8])^(-1)" office:value-type="float" office:value="202.157142857143" calcext:value-type="float">
            <text:p/>
          </table:table-cell>
          <table:table-cell table:formula="of:=[.AG8]-[.AI8]" office:value-type="float" office:value="-14.1571428571429" calcext:value-type="float">
            <text:p/>
          </table:table-cell>
          <table:table-cell table:formula="of:=(1/[.AJ8]+1/[.AH8])^-1" office:value-type="float" office:value="-16.0872197000963" calcext:value-type="float">
            <text:p/>
          </table:table-cell>
          <table:table-cell table:number-columns-repeated="98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float" office:value="108" calcext:value-type="float">
            <text:p>108</text:p>
          </table:table-cell>
          <table:table-cell office:value-type="float" office:value="453" calcext:value-type="float">
            <text:p>45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350" calcext:value-type="float">
            <text:p>1350</text:p>
          </table:table-cell>
          <table:table-cell office:value-type="float" office:value="124" calcext:value-type="float">
            <text:p>124</text:p>
          </table:table-cell>
          <table:table-cell office:value-type="float" office:value="1260" calcext:value-type="float">
            <text:p>1260</text:p>
          </table:table-cell>
          <table:table-cell table:formula="of:=[.R9]/10" office:value-type="float" office:value="12.4" calcext:value-type="float">
            <text:p/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117" calcext:value-type="float">
            <text:p>117</text:p>
          </table:table-cell>
          <table:table-cell table:formula="of:=(1/89-1/[.AF9])^(-1)" office:value-type="float" office:value="205.485294117647" calcext:value-type="float">
            <text:p/>
          </table:table-cell>
          <table:table-cell table:formula="of:=[.AG9]-[.AI9]" office:value-type="float" office:value="-19.4852941176471" calcext:value-type="float">
            <text:p/>
          </table:table-cell>
          <table:table-cell table:formula="of:=(1/[.AJ9]+1/[.AH9])^-1" office:value-type="float" office:value="-23.3788267229679" calcext:value-type="float">
            <text:p/>
          </table:table-cell>
          <table:table-cell table:number-columns-repeated="98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float" office:value="111" calcext:value-type="float">
            <text:p>111</text:p>
          </table:table-cell>
          <table:table-cell office:value-type="float" office:value="451" calcext:value-type="float">
            <text:p>451</text:p>
          </table:table-cell>
          <table:table-cell table:formula="of:=AVERAGE([.C8:.C10])" office:value-type="float" office:value="110" calcext:value-type="float">
            <text:p/>
          </table:table-cell>
          <table:table-cell table:formula="of:=AVERAGE([.D8:.D10])" office:value-type="float" office:value="452" calcext:value-type="float">
            <text:p/>
          </table:table-cell>
          <table:table-cell table:formula="of:=(([.C8]-[.E10])^2+([.C9]-[.E10])^2+([.C10]-[.E10])^2)^(1/2)/3" office:value-type="float" office:value="0.816496580927726" calcext:value-type="float">
            <text:p/>
          </table:table-cell>
          <table:table-cell table:formula="of:=(([.D8]-[.F10])^2+([.D9]-[.F10])^2+([.D10]-[.F10])^2)^(1/2)/3" office:value-type="float" office:value="0.471404520791032" calcext:value-type="float">
            <text:p/>
          </table:table-cell>
          <table:table-cell table:formula="of:=[.G10]/[.E10]" office:value-type="percentage" office:value="0.00742269619025205" calcext:value-type="percentage">
            <text:p/>
          </table:table-cell>
          <table:table-cell table:formula="of:=[.H10]/[.F10]" office:value-type="percentage" office:value="0.00104293035573237" calcext:value-type="percentage">
            <text:p/>
          </table:table-cell>
          <table:table-cell table:formula="of:=1/([.E10]+[.F10])*([.E10]*[.J10]+[.F10]*[.I10])" office:value-type="percentage" office:value="0.00617398757495461" calcext:value-type="percentage">
            <text:p/>
          </table:table-cell>
          <table:table-cell/>
          <table:table-cell table:formula="of:=[.E10]*[.F10]/([.E10]+[.F10])" office:value-type="float" office:value="88.4697508896797" calcext:value-type="float"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50" calcext:value-type="float">
            <text:p>1350</text:p>
          </table:table-cell>
          <table:table-cell office:value-type="float" office:value="124" calcext:value-type="float">
            <text:p>124</text:p>
          </table:table-cell>
          <table:table-cell office:value-type="float" office:value="1260" calcext:value-type="float">
            <text:p>1260</text:p>
          </table:table-cell>
          <table:table-cell table:formula="of:=[.R10]/10" office:value-type="float" office:value="12.4" calcext:value-type="float">
            <text:p/>
          </table:table-cell>
          <table:table-cell table:formula="of:=AVERAGE([.T8:.T10])" office:value-type="float" office:value="12.3333333333333" calcext:value-type="float">
            <text:p/>
          </table:table-cell>
          <table:table-cell table:formula="of:=AVERAGE([.S8:.S10])" office:value-type="float" office:value="1259" calcext:value-type="float">
            <text:p/>
          </table:table-cell>
          <table:table-cell table:formula="of:=(([.T8]-[.U10])^2+([.T9]-[.U10])^2+([.T10]-[.U10])^2)^(1/2)/3" office:value-type="float" office:value="0.054433105395182" calcext:value-type="float">
            <text:p/>
          </table:table-cell>
          <table:table-cell table:formula="of:=(([.S8]-[.V10])^2+([.S9]-[.V10])^2+([.S10]-[.V10])^2)^(1/2)/3" office:value-type="float" office:value="0.816496580927726" calcext:value-type="float">
            <text:p/>
          </table:table-cell>
          <table:table-cell table:formula="of:=[.W10]/[.U10]" office:value-type="percentage" office:value="0.00441349503204179" calcext:value-type="percentage">
            <text:p/>
          </table:table-cell>
          <table:table-cell table:formula="of:=[.X10]/[.V10]" office:value-type="percentage" office:value="0.000648527864120513" calcext:value-type="percentage">
            <text:p/>
          </table:table-cell>
          <table:table-cell table:formula="of:=[.Z10]+[.W10]/([.U10]+1)" office:value-type="percentage" office:value="0.00473101076875917" calcext:value-type="percentage">
            <text:p/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118" calcext:value-type="float">
            <text:p>118</text:p>
          </table:table-cell>
          <table:table-cell table:formula="of:=(1/89-1/[.AF10])^(-1)" office:value-type="float" office:value="203.797101449275" calcext:value-type="float">
            <text:p/>
          </table:table-cell>
          <table:table-cell table:formula="of:=[.AG10]-[.AI10]" office:value-type="float" office:value="-18.7971014492754" calcext:value-type="float">
            <text:p/>
          </table:table-cell>
          <table:table-cell table:formula="of:=(1/[.AJ10]+1/[.AH10])^-1" office:value-type="float" office:value="-22.3588020452885" calcext:value-type="float">
            <text:p/>
          </table:table-cell>
          <table:table-cell table:number-columns-repeated="98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office:value-type="float" office:value="109" calcext:value-type="float">
            <text:p>109</text:p>
          </table:table-cell>
          <table:table-cell office:value-type="float" office:value="483" calcext:value-type="float">
            <text:p>48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450" calcext:value-type="float">
            <text:p>1450</text:p>
          </table:table-cell>
          <table:table-cell office:value-type="float" office:value="130" calcext:value-type="float">
            <text:p>130</text:p>
          </table:table-cell>
          <table:table-cell office:value-type="float" office:value="1342" calcext:value-type="float">
            <text:p>1342</text:p>
          </table:table-cell>
          <table:table-cell table:formula="of:=[.R11]/10" office:value-type="float" office:value="13" calcext:value-type="float">
            <text:p/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 office:value-type="float" office:value="482" calcext:value-type="float">
            <text:p>48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450" calcext:value-type="float">
            <text:p>1450</text:p>
          </table:table-cell>
          <table:table-cell office:value-type="float" office:value="133" calcext:value-type="float">
            <text:p>133</text:p>
          </table:table-cell>
          <table:table-cell office:value-type="float" office:value="1340" calcext:value-type="float">
            <text:p>1340</text:p>
          </table:table-cell>
          <table:table-cell table:formula="of:=[.R12]/10" office:value-type="float" office:value="13.3" calcext:value-type="float">
            <text:p/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office:value-type="float" office:value="108" calcext:value-type="float">
            <text:p>108</text:p>
          </table:table-cell>
          <table:table-cell office:value-type="float" office:value="484" calcext:value-type="float">
            <text:p>484</text:p>
          </table:table-cell>
          <table:table-cell table:formula="of:=AVERAGE([.C11:.C13])" office:value-type="float" office:value="109" calcext:value-type="float">
            <text:p/>
          </table:table-cell>
          <table:table-cell table:formula="of:=AVERAGE([.D11:.D13])" office:value-type="float" office:value="483" calcext:value-type="float">
            <text:p/>
          </table:table-cell>
          <table:table-cell table:formula="of:=(([.C11]-[.E13])^2+([.C12]-[.E13])^2+([.C13]-[.E13])^2)^(1/2)/3" office:value-type="float" office:value="0.471404520791032" calcext:value-type="float">
            <text:p/>
          </table:table-cell>
          <table:table-cell table:formula="of:=(([.D11]-[.F13])^2+([.D12]-[.F13])^2+([.D13]-[.F13])^2)^(1/2)/3" office:value-type="float" office:value="0.471404520791032" calcext:value-type="float">
            <text:p/>
          </table:table-cell>
          <table:table-cell table:formula="of:=[.G13]/[.E13]" office:value-type="percentage" office:value="0.00432481211734892" calcext:value-type="percentage">
            <text:p/>
          </table:table-cell>
          <table:table-cell table:formula="of:=[.H13]/[.F13]" office:value-type="percentage" office:value="0.000975992796668803" calcext:value-type="percentage">
            <text:p/>
          </table:table-cell>
          <table:table-cell table:formula="of:=1/([.E13]+[.F13])*([.E13]*[.J13]+[.F13]*[.I13])" office:value-type="percentage" office:value="0.00370822207350748" calcext:value-type="percentage">
            <text:p/>
          </table:table-cell>
          <table:table-cell/>
          <table:table-cell table:formula="of:=[.E13]*[.F13]/([.E13]+[.F13])" office:value-type="float" office:value="88.9307432432432" calcext:value-type="float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50" calcext:value-type="float">
            <text:p>1450</text:p>
          </table:table-cell>
          <table:table-cell office:value-type="float" office:value="133" calcext:value-type="float">
            <text:p>133</text:p>
          </table:table-cell>
          <table:table-cell office:value-type="float" office:value="1342" calcext:value-type="float">
            <text:p>1342</text:p>
          </table:table-cell>
          <table:table-cell table:formula="of:=[.R13]/10" office:value-type="float" office:value="13.3" calcext:value-type="float">
            <text:p/>
          </table:table-cell>
          <table:table-cell table:formula="of:=AVERAGE([.T11:.T13])" office:value-type="float" office:value="13.2" calcext:value-type="float">
            <text:p/>
          </table:table-cell>
          <table:table-cell table:formula="of:=AVERAGE([.S11:.S13])" office:value-type="float" office:value="1341.33333333333" calcext:value-type="float">
            <text:p/>
          </table:table-cell>
          <table:table-cell table:formula="of:=(([.T11]-[.U13])^2+([.T12]-[.U13])^2+([.T13]-[.U13])^2)^(1/2)/3" office:value-type="float" office:value="0.0816496580927728" calcext:value-type="float">
            <text:p/>
          </table:table-cell>
          <table:table-cell table:formula="of:=(([.S11]-[.V13])^2+([.S12]-[.V13])^2+([.S13]-[.V13])^2)^(1/2)/3" office:value-type="float" office:value="0.544331053951817" calcext:value-type="float">
            <text:p/>
          </table:table-cell>
          <table:table-cell table:formula="of:=[.W13]/[.U13]" office:value-type="percentage" office:value="0.00618558015854339" calcext:value-type="percentage">
            <text:p/>
          </table:table-cell>
          <table:table-cell table:formula="of:=[.X13]/[.V13]" office:value-type="percentage" office:value="0.00040581341000384" calcext:value-type="percentage">
            <text:p/>
          </table:table-cell>
          <table:table-cell table:formula="of:=[.Z13]+[.W13]/([.U13]+1)" office:value-type="percentage" office:value="0.00615578933203009" calcext:value-type="percentage">
            <text:p/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float" office:value="108" calcext:value-type="float">
            <text:p>108</text:p>
          </table:table-cell>
          <table:table-cell office:value-type="float" office:value="515" calcext:value-type="float">
            <text:p>51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150" calcext:value-type="float">
            <text:p>1150</text:p>
          </table:table-cell>
          <table:table-cell office:value-type="float" office:value="101" calcext:value-type="float">
            <text:p>101</text:p>
          </table:table-cell>
          <table:table-cell office:value-type="float" office:value="1057" calcext:value-type="float">
            <text:p>1057</text:p>
          </table:table-cell>
          <table:table-cell table:formula="of:=[.R14]/10" office:value-type="float" office:value="10.1" calcext:value-type="float">
            <text:p/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float" office:value="107" calcext:value-type="float">
            <text:p>107</text:p>
          </table:table-cell>
          <table:table-cell office:value-type="float" office:value="516" calcext:value-type="float">
            <text:p>51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150" calcext:value-type="float">
            <text:p>1150</text:p>
          </table:table-cell>
          <table:table-cell office:value-type="float" office:value="105" calcext:value-type="float">
            <text:p>105</text:p>
          </table:table-cell>
          <table:table-cell office:value-type="float" office:value="1060" calcext:value-type="float">
            <text:p>1060</text:p>
          </table:table-cell>
          <table:table-cell table:formula="of:=[.R15]/10" office:value-type="float" office:value="10.5" calcext:value-type="float">
            <text:p/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float" office:value="106" calcext:value-type="float">
            <text:p>106</text:p>
          </table:table-cell>
          <table:table-cell office:value-type="float" office:value="514" calcext:value-type="float">
            <text:p>514</text:p>
          </table:table-cell>
          <table:table-cell table:formula="of:=AVERAGE([.C14:.C16])" office:value-type="float" office:value="107" calcext:value-type="float">
            <text:p/>
          </table:table-cell>
          <table:table-cell table:formula="of:=AVERAGE([.D14:.D16])" office:value-type="float" office:value="515" calcext:value-type="float">
            <text:p/>
          </table:table-cell>
          <table:table-cell table:formula="of:=(([.C14]-[.E16])^2+([.C15]-[.E16])^2+([.C16]-[.E16])^2)^(1/2)/3" office:value-type="float" office:value="0.471404520791032" calcext:value-type="float">
            <text:p/>
          </table:table-cell>
          <table:table-cell table:formula="of:=(([.D14]-[.F16])^2+([.D15]-[.F16])^2+([.D16]-[.F16])^2)^(1/2)/3" office:value-type="float" office:value="0.471404520791032" calcext:value-type="float">
            <text:p/>
          </table:table-cell>
          <table:table-cell table:formula="of:=[.G16]/[.E16]" office:value-type="percentage" office:value="0.00440564972701899" calcext:value-type="percentage">
            <text:p/>
          </table:table-cell>
          <table:table-cell table:formula="of:=[.H16]/[.F16]" office:value-type="percentage" office:value="0.000915348584060256" calcext:value-type="percentage">
            <text:p/>
          </table:table-cell>
          <table:table-cell table:formula="of:=1/([.E16]+[.F16])*([.E16]*[.J16]+[.F16]*[.I16])" office:value-type="percentage" office:value="0.00380522814776403" calcext:value-type="percentage">
            <text:p/>
          </table:table-cell>
          <table:table-cell/>
          <table:table-cell table:formula="of:=[.E16]*[.F16]/([.E16]+[.F16])" office:value-type="float" office:value="88.5932475884244" calcext:value-type="float"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50" calcext:value-type="float">
            <text:p>1150</text:p>
          </table:table-cell>
          <table:table-cell office:value-type="float" office:value="103" calcext:value-type="float">
            <text:p>103</text:p>
          </table:table-cell>
          <table:table-cell office:value-type="float" office:value="1060" calcext:value-type="float">
            <text:p>1060</text:p>
          </table:table-cell>
          <table:table-cell table:formula="of:=[.R16]/10" office:value-type="float" office:value="10.3" calcext:value-type="float">
            <text:p/>
          </table:table-cell>
          <table:table-cell table:formula="of:=AVERAGE([.T14:.T16])" office:value-type="float" office:value="10.3" calcext:value-type="float">
            <text:p/>
          </table:table-cell>
          <table:table-cell table:formula="of:=AVERAGE([.S14:.S16])" office:value-type="float" office:value="1059" calcext:value-type="float">
            <text:p/>
          </table:table-cell>
          <table:table-cell table:formula="of:=(([.T14]-[.U16])^2+([.T15]-[.U16])^2+([.T16]-[.U16])^2)^(1/2)/3" office:value-type="float" office:value="0.0942809041582064" calcext:value-type="float">
            <text:p/>
          </table:table-cell>
          <table:table-cell table:formula="of:=(([.S14]-[.V16])^2+([.S15]-[.V16])^2+([.S16]-[.V16])^2)^(1/2)/3" office:value-type="float" office:value="0.816496580927726" calcext:value-type="float">
            <text:p/>
          </table:table-cell>
          <table:table-cell table:formula="of:=[.W16]/[.U16]" office:value-type="percentage" office:value="0.00915348584060257" calcext:value-type="percentage">
            <text:p/>
          </table:table-cell>
          <table:table-cell table:formula="of:=[.X16]/[.V16]" office:value-type="percentage" office:value="0.000771007158571979" calcext:value-type="percentage">
            <text:p/>
          </table:table-cell>
          <table:table-cell table:formula="of:=[.Z16]+[.W16]/([.U16]+1)" office:value-type="percentage" office:value="0.00911445000443096" calcext:value-type="percentage">
            <text:p/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06" calcext:value-type="float">
            <text:p>106</text:p>
          </table:table-cell>
          <table:table-cell office:value-type="float" office:value="547" calcext:value-type="float">
            <text:p>54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06" calcext:value-type="float">
            <text:p>106</text:p>
          </table:table-cell>
          <table:table-cell office:value-type="float" office:value="547" calcext:value-type="float">
            <text:p>54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05" calcext:value-type="float">
            <text:p>105</text:p>
          </table:table-cell>
          <table:table-cell office:value-type="float" office:value="545" calcext:value-type="float">
            <text:p>545</text:p>
          </table:table-cell>
          <table:table-cell table:formula="of:=AVERAGE([.C17:.C19])" office:value-type="float" office:value="105.666666666667" calcext:value-type="float">
            <text:p/>
          </table:table-cell>
          <table:table-cell table:formula="of:=AVERAGE([.D17:.D19])" office:value-type="float" office:value="546.333333333333" calcext:value-type="float">
            <text:p/>
          </table:table-cell>
          <table:table-cell table:formula="of:=(([.C17]-[.E19])^2+([.C18]-[.E19])^2+([.C19]-[.E19])^2)^(1/2)/3" office:value-type="float" office:value="0.272165526975909" calcext:value-type="float">
            <text:p/>
          </table:table-cell>
          <table:table-cell table:formula="of:=(([.D17]-[.F19])^2+([.D18]-[.F19])^2+([.D19]-[.F19])^2)^(1/2)/3" office:value-type="float" office:value="0.544331053951817" calcext:value-type="float">
            <text:p/>
          </table:table-cell>
          <table:table-cell table:formula="of:=[.G19]/[.E19]" office:value-type="percentage" office:value="0.00257569899346286" calcext:value-type="percentage">
            <text:p/>
          </table:table-cell>
          <table:table-cell table:formula="of:=[.H19]/[.F19]" office:value-type="percentage" office:value="0.000996335059094236" calcext:value-type="percentage">
            <text:p/>
          </table:table-cell>
          <table:table-cell table:formula="of:=1/([.E19]+[.F19])*([.E19]*[.J19]+[.F19]*[.I19])" office:value-type="percentage" office:value="0.00231973868303604" calcext:value-type="percentage">
            <text:p/>
          </table:table-cell>
          <table:table-cell/>
          <table:table-cell table:formula="of:=[.E19]*[.F19]/([.E19]+[.F19])" office:value-type="float" office:value="88.54175187457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5" calcext:value-type="float">
            <text:p>515</text:p>
          </table:table-cell>
          <table:table-cell office:value-type="float" office:value="115" calcext:value-type="float">
            <text:p>115</text:p>
          </table:table-cell>
          <table:table-cell office:value-type="float" office:value="402" calcext:value-type="float">
            <text:p>40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5" calcext:value-type="float">
            <text:p>515</text:p>
          </table:table-cell>
          <table:table-cell office:value-type="float" office:value="114" calcext:value-type="float">
            <text:p>114</text:p>
          </table:table-cell>
          <table:table-cell office:value-type="float" office:value="402" calcext:value-type="float">
            <text:p>40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5" calcext:value-type="float">
            <text:p>515</text:p>
          </table:table-cell>
          <table:table-cell office:value-type="float" office:value="116" calcext:value-type="float">
            <text:p>116</text:p>
          </table:table-cell>
          <table:table-cell office:value-type="float" office:value="401" calcext:value-type="float">
            <text:p>401</text:p>
          </table:table-cell>
          <table:table-cell table:formula="of:=AVERAGE([.C20:.C22])" office:value-type="float" office:value="115" calcext:value-type="float">
            <text:p/>
          </table:table-cell>
          <table:table-cell table:formula="of:=AVERAGE([.D20:.D22])" office:value-type="float" office:value="401.666666666667" calcext:value-type="float">
            <text:p/>
          </table:table-cell>
          <table:table-cell table:formula="of:=(([.C20]-[.E22])^2+([.C21]-[.E22])^2+([.C22]-[.E22])^2)^(1/2)/3" office:value-type="float" office:value="0.471404520791032" calcext:value-type="float">
            <text:p/>
          </table:table-cell>
          <table:table-cell table:formula="of:=(([.D20]-[.F22])^2+([.D21]-[.F22])^2+([.D22]-[.F22])^2)^(1/2)/3" office:value-type="float" office:value="0.272165526975909" calcext:value-type="float">
            <text:p/>
          </table:table-cell>
          <table:table-cell table:formula="of:=[.G22]/[.E22]" office:value-type="percentage" office:value="0.00409916974600897" calcext:value-type="percentage">
            <text:p/>
          </table:table-cell>
          <table:table-cell table:formula="of:=[.H22]/[.F22]" office:value-type="percentage" office:value="0.000677590523591474" calcext:value-type="percentage">
            <text:p/>
          </table:table-cell>
          <table:table-cell table:formula="of:=1/([.E22]+[.F22])*([.E22]*[.J22]+[.F22]*[.I22])" office:value-type="percentage" office:value="0.00333759243521282" calcext:value-type="percentage">
            <text:p/>
          </table:table-cell>
          <table:table-cell/>
          <table:table-cell table:formula="of:=[.E22]*[.F22]/([.E22]+[.F22])" office:value-type="float" office:value="89.403225806451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12" calcext:value-type="float">
            <text:p>112</text:p>
          </table:table-cell>
          <table:table-cell office:value-type="float" office:value="432" calcext:value-type="float">
            <text:p>43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10" calcext:value-type="float">
            <text:p>110</text:p>
          </table:table-cell>
          <table:table-cell office:value-type="float" office:value="434" calcext:value-type="float">
            <text:p>434</text:p>
          </table:table-cell>
          <table:table-cell table:formula="of:=AVERAGE([.C23:.C25])" office:value-type="float" office:value="112" calcext:value-type="float">
            <text:p/>
          </table:table-cell>
          <table:table-cell table:formula="of:=AVERAGE([.D23:.D25])" office:value-type="float" office:value="432.666666666667" calcext:value-type="float">
            <text:p/>
          </table:table-cell>
          <table:table-cell table:formula="of:=(([.C23]-[.E25])^2+([.C24]-[.E25])^2+([.C25]-[.E25])^2)^(1/2)/3" office:value-type="float" office:value="0.942809041582063" calcext:value-type="float">
            <text:p/>
          </table:table-cell>
          <table:table-cell table:formula="of:=(([.D23]-[.F25])^2+([.D24]-[.F25])^2+([.D25]-[.F25])^2)^(1/2)/3" office:value-type="float" office:value="0.544331053951817" calcext:value-type="float">
            <text:p/>
          </table:table-cell>
          <table:table-cell table:formula="of:=[.G25]/[.E25]" office:value-type="percentage" office:value="0.00841793787126843" calcext:value-type="percentage">
            <text:p/>
          </table:table-cell>
          <table:table-cell table:formula="of:=[.H25]/[.F25]" office:value-type="percentage" office:value="0.00125808410004272" calcext:value-type="percentage">
            <text:p/>
          </table:table-cell>
          <table:table-cell table:formula="of:=1/([.E25]+[.F25])*([.E25]*[.J25]+[.F25]*[.I25])" office:value-type="percentage" office:value="0.00694565459884992" calcext:value-type="percentage">
            <text:p/>
          </table:table-cell>
          <table:table-cell/>
          <table:table-cell table:formula="of:=[.E25]*[.F25]/([.E25]+[.F25])" office:value-type="float" office:value="88.96940024479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5" calcext:value-type="float">
            <text:p>575</text:p>
          </table:table-cell>
          <table:table-cell office:value-type="float" office:value="111" calcext:value-type="float">
            <text:p>111</text:p>
          </table:table-cell>
          <table:table-cell office:value-type="float" office:value="467" calcext:value-type="float">
            <text:p>46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5" calcext:value-type="float">
            <text:p>575</text:p>
          </table:table-cell>
          <table:table-cell office:value-type="float" office:value="110" calcext:value-type="float">
            <text:p>110</text:p>
          </table:table-cell>
          <table:table-cell office:value-type="float" office:value="467" calcext:value-type="float">
            <text:p>46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5" calcext:value-type="float">
            <text:p>575</text:p>
          </table:table-cell>
          <table:table-cell office:value-type="float" office:value="111" calcext:value-type="float">
            <text:p>111</text:p>
          </table:table-cell>
          <table:table-cell office:value-type="float" office:value="466" calcext:value-type="float">
            <text:p>466</text:p>
          </table:table-cell>
          <table:table-cell table:formula="of:=AVERAGE([.C26:.C28])" office:value-type="float" office:value="110.666666666667" calcext:value-type="float">
            <text:p/>
          </table:table-cell>
          <table:table-cell table:formula="of:=AVERAGE([.D26:.D28])" office:value-type="float" office:value="466.666666666667" calcext:value-type="float">
            <text:p/>
          </table:table-cell>
          <table:table-cell table:formula="of:=(([.C26]-[.E28])^2+([.C27]-[.E28])^2+([.C28]-[.E28])^2)^(1/2)/3" office:value-type="float" office:value="0.272165526975909" calcext:value-type="float">
            <text:p/>
          </table:table-cell>
          <table:table-cell table:formula="of:=(([.D26]-[.F28])^2+([.D27]-[.F28])^2+([.D28]-[.F28])^2)^(1/2)/3" office:value-type="float" office:value="0.272165526975909" calcext:value-type="float">
            <text:p/>
          </table:table-cell>
          <table:table-cell table:formula="of:=[.G28]/[.E28]" office:value-type="percentage" office:value="0.00245932705098713" calcext:value-type="percentage">
            <text:p/>
          </table:table-cell>
          <table:table-cell table:formula="of:=[.H28]/[.F28]" office:value-type="percentage" office:value="0.000583211843519804" calcext:value-type="percentage">
            <text:p/>
          </table:table-cell>
          <table:table-cell table:formula="of:=1/([.E28]+[.F28])*([.E28]*[.J28]+[.F28]*[.I28])" office:value-type="percentage" office:value="0.00209970219597607" calcext:value-type="percentage">
            <text:p/>
          </table:table-cell>
          <table:table-cell/>
          <table:table-cell table:formula="of:=[.E28]*[.F28]/([.E28]+[.F28])" office:value-type="float" office:value="89.453425712086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office:value-type="float" office:value="108" calcext:value-type="float">
            <text:p>108</text:p>
          </table:table-cell>
          <table:table-cell office:value-type="float" office:value="503" calcext:value-type="float">
            <text:p>503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office:value-type="float" office:value="108" calcext:value-type="float">
            <text:p>108</text:p>
          </table:table-cell>
          <table:table-cell office:value-type="float" office:value="502" calcext:value-type="float">
            <text:p>50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office:value-type="float" office:value="107" calcext:value-type="float">
            <text:p>107</text:p>
          </table:table-cell>
          <table:table-cell office:value-type="float" office:value="502" calcext:value-type="float">
            <text:p>502</text:p>
          </table:table-cell>
          <table:table-cell table:formula="of:=AVERAGE([.C29:.C31])" office:value-type="float" office:value="107.666666666667" calcext:value-type="float">
            <text:p/>
          </table:table-cell>
          <table:table-cell table:formula="of:=AVERAGE([.D29:.D31])" office:value-type="float" office:value="502.333333333333" calcext:value-type="float">
            <text:p/>
          </table:table-cell>
          <table:table-cell table:formula="of:=(([.C29]-[.E31])^2+([.C30]-[.E31])^2+([.C31]-[.E31])^2)^(1/2)/3" office:value-type="float" office:value="0.272165526975909" calcext:value-type="float">
            <text:p/>
          </table:table-cell>
          <table:table-cell table:formula="of:=(([.D29]-[.F31])^2+([.D30]-[.F31])^2+([.D31]-[.F31])^2)^(1/2)/3" office:value-type="float" office:value="0.272165526975909" calcext:value-type="float">
            <text:p/>
          </table:table-cell>
          <table:table-cell table:formula="of:=[.G31]/[.E31]" office:value-type="percentage" office:value="0.00252785319172671" calcext:value-type="percentage">
            <text:p/>
          </table:table-cell>
          <table:table-cell table:formula="of:=[.H31]/[.F31]" office:value-type="percentage" office:value="0.000541802641624238" calcext:value-type="percentage">
            <text:p/>
          </table:table-cell>
          <table:table-cell table:formula="of:=1/([.E31]+[.F31])*([.E31]*[.J31]+[.F31]*[.I31])" office:value-type="percentage" office:value="0.002177309843266" calcext:value-type="percentage">
            <text:p/>
          </table:table-cell>
          <table:table-cell/>
          <table:table-cell table:formula="of:=[.E31]*[.F31]/([.E31]+[.F31])" office:value-type="float" office:value="88.6632058287796" calcext:value-type="float">
            <text:p/>
          </table:table-cell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sv" fo:country="S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0" number:min-integer-digits="1" number:grouping="true"/>
      <number:text> kr</number:text>
    </number:number-style>
    <number:number-style style:name="N10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8P0"/>
    </number:number-style>
    <number:number-style style:name="N10110P0" style:volatile="true" number:language="sv" number:country="SE">
      <number:number number:decimal-places="2" number:min-integer-digits="1" number:grouping="true"/>
      <number:text> kr</number:text>
    </number:number-style>
    <number:number-style style:name="N10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10P0"/>
    </number:number-style>
    <number:number-style style:name="N10111P0" style:volatile="true" number:language="sv" number:country="SE">
      <number:number number:decimal-places="2" number:min-integer-digits="1" number:grouping="true"/>
      <number:text> kr</number:text>
    </number:number-style>
    <number:number-style style:name="N10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11P0"/>
    </number:number-style>
    <number:date-style style:name="N10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3" number:language="sv" number:country="SE">
      <number:day number:style="long"/>
      <number:text>-</number:text>
      <number:month number:textual="true"/>
    </number:date-style>
    <number:date-style style:name="N10114" number:language="sv" number:country="SE">
      <number:month number:textual="true"/>
      <number:text>-</number:text>
      <number:year/>
    </number:date-style>
    <number:time-style style:name="N10115" number:language="sv" number:country="SE">
      <number:hours/>
      <number:text>:</number:text>
      <number:minutes number:style="long"/>
      <number:text> </number:text>
      <number:am-pm/>
    </number:time-style>
    <number:time-style style:name="N10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sv" number:country="SE">
      <number:number number:decimal-places="0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   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   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23P0"/>
    </number:number-style>
    <number:number-style style:name="N10127P0" style:volatile="true" number:language="sv" number:country="S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0127P1" style:volatile="true" number:language="sv" number:country="S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0127P2" style:volatile="true" number:language="sv" number:country="SE">
      <number:text> </number:text>
      <loext:fill-character> </loext:fill-character>
      <number:text>-     </number:text>
    </number:number-style>
    <number:text-style style:name="N10127" number:language="sv" number:country="S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sv" number:country="S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0131P1" style:volatile="true" number:language="sv" number:country="S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0131P2" style:volatile="true" number:language="sv" number:country="SE">
      <number:text> </number:text>
      <loext:fill-character> </loext:fill-character>
      <number:text>- kr </number:text>
    </number:number-style>
    <number:text-style style:name="N10131" number:language="sv" number:country="S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v" number:country="S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0135P1" style:volatile="true" number:language="sv" number:country="S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0135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0135" number:language="sv" number:country="S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v" number:country="S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0139P1" style:volatile="true" number:language="sv" number:country="S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0139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0139" number:language="sv" number:country="S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00-00-00</text:date>, <text:time style:data-style-name="N2" text:time-value="14:55:36.282373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s Jönsson</meta:initial-creator>
    <meta:creation-date>2014-03-25T12:05:41</meta:creation-date>
    <dc:date>2014-05-06T15:04:05.045581110</dc:date>
    <meta:generator>LibreOffice/4.2.3.3$Linux_X86_64 LibreOffice_project/420m0$Build-3</meta:generator>
    <meta:print-date>2014-05-05T12:47:43.472522555</meta:print-date>
    <meta:editing-duration>PT4M27S</meta:editing-duration>
    <meta:editing-cycles>5</meta:editing-cycles>
    <meta:document-statistic meta:table-count="1" meta:cell-count="41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